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61cm"/>
    </style:style>
    <style:style style:name="co4" style:family="table-column">
      <style:table-column-properties fo:break-before="auto" style:column-width="4.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Berechnung von J ueber die Praezessionsfrequenz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 [g] =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Frequenz 1 [1/min]</text:p>
          </table:table-cell>
          <table:table-cell office:value-type="string">
            <text:p>Frequenz 2 [1/min]</text:p>
          </table:table-cell>
          <table:table-cell office:value-type="string">
            <text:p>Frequenzmittel [1/s]</text:p>
          </table:table-cell>
          <table:table-cell office:value-type="string">
            <text:p>Zeit für halbe Drehung [s]</text:p>
          </table:table-cell>
          <table:table-cell office:value-type="string">
            <text:p>J [g m^2]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423">
            <text:p>423</text:p>
          </table:table-cell>
          <table:table-cell table:formula="of:=0.5 * ([.A5]+[.B5]) / 60" office:value-type="float" office:value="8.85">
            <text:p>8,85</text:p>
          </table:table-cell>
          <table:table-cell office:value-type="float" office:value="49.54">
            <text:p>49,54</text:p>
          </table:table-cell>
          <table:table-cell table:formula="of:=27*[.$B$3]*9.81*2*[.D5] / (4*PI() *PI() *[.C5]) * 0.01" office:value-type="float" office:value="7.51131131236204">
            <text:p>7,51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318">
            <text:p>318</text:p>
          </table:table-cell>
          <table:table-cell table:formula="of:=0.5 * ([.A6]+[.B6]) / 60" office:value-type="float" office:value="6.175">
            <text:p>6,18</text:p>
          </table:table-cell>
          <table:table-cell office:value-type="float" office:value="38.13">
            <text:p>38,13</text:p>
          </table:table-cell>
          <table:table-cell table:formula="of:=27*[.$B$3]*9.81*2*[.D6] / (4*PI() *PI() *[.C6]) * 0.01" office:value-type="float" office:value="8.28577000064472">
            <text:p>8,29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443">
            <text:p>443</text:p>
          </table:table-cell>
          <table:table-cell table:formula="of:=0.5 * ([.A7]+[.B7]) / 60" office:value-type="float" office:value="9.19166666666667">
            <text:p>9,19</text:p>
          </table:table-cell>
          <table:table-cell office:value-type="float" office:value="51.25">
            <text:p>51,25</text:p>
          </table:table-cell>
          <table:table-cell table:formula="of:=27*[.$B$3]*9.81*2*[.D7] / (4*PI() *PI() *[.C7]) * 0.01" office:value-type="float" office:value="7.48174037872974">
            <text:p>7,4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483">
            <text:p>483</text:p>
          </table:table-cell>
          <table:table-cell table:formula="of:=0.5 * ([.A8]+[.B8]) / 60" office:value-type="float" office:value="10.3583333333333">
            <text:p>10,36</text:p>
          </table:table-cell>
          <table:table-cell office:value-type="float" office:value="56.74">
            <text:p>56,74</text:p>
          </table:table-cell>
          <table:table-cell table:formula="of:=27*[.$B$3]*9.81*2*[.D8] / (4*PI() *PI() *[.C8]) * 0.01" office:value-type="float" office:value="7.3502562383738">
            <text:p>7,35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537">
            <text:p>537</text:p>
          </table:table-cell>
          <table:table-cell table:formula="of:=0.5 * ([.A9]+[.B9]) / 60" office:value-type="float" office:value="11.825">
            <text:p>11,83</text:p>
          </table:table-cell>
          <table:table-cell office:value-type="float" office:value="68.9">
            <text:p>68,9</text:p>
          </table:table-cell>
          <table:table-cell table:formula="of:=27*[.$B$3]*9.81*2*[.D9] / (4*PI() *PI() *[.C9]) * 0.01" office:value-type="float" office:value="7.81845791835831">
            <text:p>7,82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523">
            <text:p>523</text:p>
          </table:table-cell>
          <table:table-cell table:formula="of:=0.5 * ([.A10]+[.B10]) / 60" office:value-type="float" office:value="12.05">
            <text:p>12,05</text:p>
          </table:table-cell>
          <table:table-cell office:value-type="float" office:value="78.8">
            <text:p>78,8</text:p>
          </table:table-cell>
          <table:table-cell table:formula="of:=27*[.$B$3]*9.81*2*[.D10] / (4*PI() *PI() *[.C10]) * 0.01" office:value-type="float" office:value="8.77490050877206">
            <text:p>8,77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357">
            <text:p>357</text:p>
          </table:table-cell>
          <table:table-cell table:formula="of:=0.5 * ([.A11]+[.B11]) / 60" office:value-type="float" office:value="7.33333333333333">
            <text:p>7,33</text:p>
          </table:table-cell>
          <table:table-cell office:value-type="float" office:value="43.16">
            <text:p>43,16</text:p>
          </table:table-cell>
          <table:table-cell table:formula="of:=27*[.$B$3]*9.81*2*[.D11] / (4*PI() *PI() *[.C11]) * 0.01" office:value-type="float" office:value="7.89738008791155">
            <text:p>7,9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79">
            <text:p>479</text:p>
          </table:table-cell>
          <table:table-cell table:formula="of:=0.5 * ([.A12]+[.B12]) / 60" office:value-type="float" office:value="10.7416666666667">
            <text:p>10,74</text:p>
          </table:table-cell>
          <table:table-cell office:value-type="float" office:value="70.22">
            <text:p>70,22</text:p>
          </table:table-cell>
          <table:table-cell table:formula="of:=27*[.$B$3]*9.81*2*[.D12] / (4*PI() *PI() *[.C12]) * 0.01" office:value-type="float" office:value="8.77186995041761">
            <text:p>8,7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82">
            <text:p>282</text:p>
          </table:table-cell>
          <table:table-cell table:formula="of:=0.5 * ([.A13]+[.B13]) / 60" office:value-type="float" office:value="5.29166666666667">
            <text:p>5,29</text:p>
          </table:table-cell>
          <table:table-cell office:value-type="float" office:value="30.1">
            <text:p>30,1</text:p>
          </table:table-cell>
          <table:table-cell table:formula="of:=27*[.$B$3]*9.81*2*[.D13] / (4*PI() *PI() *[.C13]) * 0.01" office:value-type="float" office:value="7.63267985699069">
            <text:p>7,63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361">
            <text:p>361</text:p>
          </table:table-cell>
          <table:table-cell table:formula="of:=0.5 * ([.A14]+[.B14]) / 60" office:value-type="float" office:value="7.45">
            <text:p>7,45</text:p>
          </table:table-cell>
          <table:table-cell office:value-type="float" office:value="31.38">
            <text:p>31,38</text:p>
          </table:table-cell>
          <table:table-cell table:formula="of:=27*[.$B$3]*9.81*2*[.D14] / (4*PI() *PI() *[.C14]) * 0.01" office:value-type="float" office:value="5.65196803475193">
            <text:p>5,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ittelwert</text:p>
          </table:table-cell>
          <table:table-cell table:number-columns-repeated="3"/>
          <table:table-cell table:formula="of:=AVERAGE([.E5:.E14])" office:value-type="float" office:value="7.71763342873125">
            <text:p>7,72</text:p>
          </table:table-cell>
        </table:table-row>
        <table:table-row table:style-name="ro1">
          <table:table-cell office:value-type="string">
            <text:p>Mittlere Abw vom Mittel</text:p>
          </table:table-cell>
          <table:table-cell table:number-columns-repeated="3"/>
          <table:table-cell table:formula="of:=AVEDEV([.E5:.E14])" office:value-type="float" office:value="0.592042264489605">
            <text:p>0,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 [g] =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requenz 1 [1/min]</text:p>
          </table:table-cell>
          <table:table-cell office:value-type="string">
            <text:p>Frequenz 2 [1/min]</text:p>
          </table:table-cell>
          <table:table-cell office:value-type="string">
            <text:p>Frequenzmittel [1/s]</text:p>
          </table:table-cell>
          <table:table-cell office:value-type="string">
            <text:p>Zeit für halbe Drehung [s]</text:p>
          </table:table-cell>
          <table:table-cell office:value-type="string">
            <text:p>J [g m^2]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726">
            <text:p>726</text:p>
          </table:table-cell>
          <table:table-cell table:formula="of:=0.5 * ([.A22]+[.B22]) / 60" office:value-type="float" office:value="12.6833333333333">
            <text:p>12,68</text:p>
          </table:table-cell>
          <table:table-cell table:style-name="ce2" office:value-type="float" office:value="14.32">
            <text:p>14,320</text:p>
          </table:table-cell>
          <table:table-cell table:formula="of:=27*[.$B$19]*9.81*2*[.D22] / (4*PI() *PI() *[.C22]) * 0.01" office:value-type="float" office:value="9.09000019325696">
            <text:p>9,09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572">
            <text:p>572</text:p>
          </table:table-cell>
          <table:table-cell table:formula="of:=0.5 * ([.A23]+[.B23]) / 60" office:value-type="float" office:value="9.88333333333333">
            <text:p>9,88</text:p>
          </table:table-cell>
          <table:table-cell table:style-name="ce2" office:value-type="float" office:value="11.66">
            <text:p>11,660</text:p>
          </table:table-cell>
          <table:table-cell table:formula="of:=27*[.$B$19]*9.81*2*[.D23] / (4*PI() *PI() *[.C23]) * 0.01" office:value-type="float" office:value="9.49837667513204">
            <text:p>9,5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509">
            <text:p>509</text:p>
          </table:table-cell>
          <table:table-cell table:formula="of:=0.5 * ([.A24]+[.B24]) / 60" office:value-type="float" office:value="8.75">
            <text:p>8,75</text:p>
          </table:table-cell>
          <table:table-cell table:style-name="ce2" office:value-type="float" office:value="9.3">
            <text:p>9,300</text:p>
          </table:table-cell>
          <table:table-cell table:formula="of:=27*[.$B$19]*9.81*2*[.D24] / (4*PI() *PI() *[.C24]) * 0.01" office:value-type="float" office:value="8.5571506208749">
            <text:p>8,56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640">
            <text:p>640</text:p>
          </table:table-cell>
          <table:table-cell table:formula="of:=0.5 * ([.A25]+[.B25]) / 60" office:value-type="float" office:value="10.95">
            <text:p>10,95</text:p>
          </table:table-cell>
          <table:table-cell table:style-name="ce2" office:value-type="float" office:value="12.53">
            <text:p>12,530</text:p>
          </table:table-cell>
          <table:table-cell table:formula="of:=27*[.$B$19]*9.81*2*[.D25] / (4*PI() *PI() *[.C25]) * 0.01" office:value-type="float" office:value="9.21279129175796">
            <text:p>9,2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340">
            <text:p>340</text:p>
          </table:table-cell>
          <table:table-cell table:formula="of:=0.5 * ([.A26]+[.B26]) / 60" office:value-type="float" office:value="5.95">
            <text:p>5,95</text:p>
          </table:table-cell>
          <table:table-cell table:style-name="ce2" office:value-type="float" office:value="7.76">
            <text:p>7,760</text:p>
          </table:table-cell>
          <table:table-cell table:formula="of:=27*[.$B$19]*9.81*2*[.D26] / (4*PI() *PI() *[.C26]) * 0.01" office:value-type="float" office:value="10.5002354234645">
            <text:p>10,5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665">
            <text:p>665</text:p>
          </table:table-cell>
          <table:table-cell table:formula="of:=0.5 * ([.A27]+[.B27]) / 60" office:value-type="float" office:value="11.7083333333333">
            <text:p>11,71</text:p>
          </table:table-cell>
          <table:table-cell table:style-name="ce2" office:value-type="float" office:value="13.05">
            <text:p>13,050</text:p>
          </table:table-cell>
          <table:table-cell table:formula="of:=27*[.$B$19]*9.81*2*[.D27] / (4*PI() *PI() *[.C27]) * 0.01" office:value-type="float" office:value="8.97366214231342">
            <text:p>8,97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548">
            <text:p>548</text:p>
          </table:table-cell>
          <table:table-cell table:formula="of:=0.5 * ([.A28]+[.B28]) / 60" office:value-type="float" office:value="9.58333333333333">
            <text:p>9,58</text:p>
          </table:table-cell>
          <table:table-cell table:style-name="ce2" office:value-type="float" office:value="11.2">
            <text:p>11,200</text:p>
          </table:table-cell>
          <table:table-cell table:formula="of:=27*[.$B$19]*9.81*2*[.D28] / (4*PI() *PI() *[.C28]) * 0.01" office:value-type="float" office:value="9.40926519883018">
            <text:p>9,4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63">
            <text:p>463</text:p>
          </table:table-cell>
          <table:table-cell table:formula="of:=0.5 * ([.A29]+[.B29]) / 60" office:value-type="float" office:value="8.025">
            <text:p>8,03</text:p>
          </table:table-cell>
          <table:table-cell table:style-name="ce2" office:value-type="float" office:value="9.85">
            <text:p>9,850</text:p>
          </table:table-cell>
          <table:table-cell table:formula="of:=27*[.$B$19]*9.81*2*[.D29] / (4*PI() *PI() *[.C29]) * 0.01" office:value-type="float" office:value="9.88201412436479">
            <text:p>9,88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86">
            <text:p>286</text:p>
          </table:table-cell>
          <table:table-cell table:formula="of:=0.5 * ([.A30]+[.B30]) / 60" office:value-type="float" office:value="5.00833333333333">
            <text:p>5,01</text:p>
          </table:table-cell>
          <table:table-cell table:style-name="ce2" office:value-type="float" office:value="5.795">
            <text:p>5,795</text:p>
          </table:table-cell>
          <table:table-cell table:formula="of:=27*[.$B$19]*9.81*2*[.D30] / (4*PI() *PI() *[.C30]) * 0.01" office:value-type="float" office:value="9.3156785716223">
            <text:p>9,32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456">
            <text:p>456</text:p>
          </table:table-cell>
          <table:table-cell table:formula="of:=0.5 * ([.A31]+[.B31]) / 60" office:value-type="float" office:value="7.95">
            <text:p>7,95</text:p>
          </table:table-cell>
          <table:table-cell table:style-name="ce2" office:value-type="float" office:value="8.91">
            <text:p>8,910</text:p>
          </table:table-cell>
          <table:table-cell table:formula="of:=27*[.$B$19]*9.81*2*[.D31] / (4*PI() *PI() *[.C31]) * 0.01" office:value-type="float" office:value="9.0232887709469">
            <text:p>9,02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329">
            <text:p>329</text:p>
          </table:table-cell>
          <table:table-cell table:formula="of:=0.5 * ([.A32]+[.B32]) / 60" office:value-type="float" office:value="6.35833333333333">
            <text:p>6,36</text:p>
          </table:table-cell>
          <table:table-cell table:style-name="ce2" office:value-type="float" office:value="8.135">
            <text:p>8,135</text:p>
          </table:table-cell>
          <table:table-cell table:formula="of:=27*[.$B$19]*9.81*2*[.D32] / (4*PI() *PI() *[.C32]) * 0.01" office:value-type="float" office:value="10.3007428678333">
            <text:p>10,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309">
            <text:p>309</text:p>
          </table:table-cell>
          <table:table-cell table:formula="of:=0.5 * ([.A33]+[.B33]) / 60" office:value-type="float" office:value="5.36666666666667">
            <text:p>5,37</text:p>
          </table:table-cell>
          <table:table-cell table:style-name="ce2" office:value-type="float" office:value="7.03">
            <text:p>7,030</text:p>
          </table:table-cell>
          <table:table-cell table:formula="of:=27*[.$B$19]*9.81*2*[.D33] / (4*PI() *PI() *[.C33]) * 0.01" office:value-type="float" office:value="10.5464181039184">
            <text:p>10,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ittelwert</text:p>
          </table:table-cell>
          <table:table-cell table:number-columns-repeated="3"/>
          <table:table-cell table:formula="of:=AVERAGE([.E22:.E33])" office:value-type="float" office:value="9.52580199869297">
            <text:p>9,53</text:p>
          </table:table-cell>
        </table:table-row>
        <table:table-row table:style-name="ro1">
          <table:table-cell office:value-type="string">
            <text:p>Mittlere Abw vom Mittel</text:p>
          </table:table-cell>
          <table:table-cell table:number-columns-repeated="3"/>
          <table:table-cell table:formula="of:=AVEDEV([.E22:.E33])" office:value-type="float" office:value="0.521033754134844">
            <text:p>0,52</text:p>
          </table:table-cell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2">02.07.2010</text:date>, <text:time>00:00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1T16:25:37</meta:creation-date>
    <dc:date>2010-07-02T00:00:55</dc:date>
    <meta:editing-duration>PT01H16M51S</meta:editing-duration>
    <meta:editing-cycles>5</meta:editing-cycles>
    <meta:generator>OpenOffice.org/3.2$Linux OpenOffice.org_project/320m19$Build-9505</meta:generator>
    <meta:print-date>2010-07-01T23:27:53</meta:print-date>
    <meta:document-statistic meta:table-count="3" meta:cell-count="133" meta:object-count="0"/>
  </office:meta>
</office:document-meta>
</file>